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ans serif" fo:font-size="11pt" officeooo:rsid="001d1117" officeooo:paragraph-rsid="001d1117" style:font-size-asian="11pt" style:font-size-complex="11pt"/>
    </style:style>
    <style:style style:name="P2" style:family="paragraph" style:parent-style-name="Header">
      <style:text-properties style:font-name="Sans serif" fo:font-size="11pt" officeooo:rsid="001d1117" officeooo:paragraph-rsid="001d1117" style:font-size-asian="11pt" style:font-size-complex="11pt"/>
    </style:style>
    <style:style style:name="P3" style:family="paragraph" style:parent-style-name="Standard">
      <style:text-properties style:font-name="Sans serif" fo:font-size="11pt" style:text-underline-style="none" officeooo:rsid="0018fb47" officeooo:paragraph-rsid="0018fb47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Sans serif" fo:font-size="11pt" style:text-underline-style="none" officeooo:rsid="0018fb47" officeooo:paragraph-rsid="0018fb47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Sans serif" fo:font-size="11pt" style:text-underline-style="none" officeooo:rsid="001ab888" officeooo:paragraph-rsid="001ab888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Sans serif" fo:font-size="11pt" style:text-underline-style="none" officeooo:rsid="001ab8ec" officeooo:paragraph-rsid="001ab8ec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Sans serif" fo:font-size="11pt" style:text-underline-style="none" officeooo:rsid="001b40e1" officeooo:paragraph-rsid="001b40e1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Sans serif" fo:font-size="11pt" fo:language="en" fo:country="US" style:text-underline-style="none" officeooo:rsid="001ab888" officeooo:paragraph-rsid="0018fb47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Sans serif" fo:font-size="11pt" fo:language="en" fo:country="US" style:text-underline-style="none" officeooo:rsid="001ab888" officeooo:paragraph-rsid="001ab888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Sans serif" fo:font-size="11pt" fo:language="en" fo:country="US" style:text-underline-style="none" officeooo:rsid="001ab8ec" officeooo:paragraph-rsid="001ab8ec" style:font-size-asian="9.60000038146973pt" style:font-size-complex="11pt"/>
    </style:style>
    <style:style style:name="P11" style:family="paragraph" style:parent-style-name="Standard">
      <style:text-properties style:font-name="Sans serif" fo:font-size="12pt" fo:language="en" fo:country="US" style:text-underline-style="none" officeooo:rsid="0018fb47" officeooo:paragraph-rsid="0018fb47" style:font-size-asian="10.5pt" style:font-size-complex="12pt"/>
    </style:style>
    <style:style style:name="P12" style:family="paragraph" style:parent-style-name="Standard">
      <style:text-properties style:font-name="Sans serif" fo:font-size="13pt" style:text-underline-style="solid" style:text-underline-width="auto" style:text-underline-color="font-color" officeooo:rsid="0018fb47" officeooo:paragraph-rsid="0018fb47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Sans serif" fo:font-size="13pt" style:text-underline-style="solid" style:text-underline-width="auto" style:text-underline-color="font-color" officeooo:rsid="001ab888" officeooo:paragraph-rsid="001ab888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Sans serif" fo:font-size="13pt" fo:language="en" fo:country="US" style:text-underline-style="solid" style:text-underline-width="auto" style:text-underline-color="font-color" officeooo:rsid="0018fb47" officeooo:paragraph-rsid="0018fb47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Sans serif" fo:font-size="13pt" fo:language="en" fo:country="US" style:text-underline-style="solid" style:text-underline-width="auto" style:text-underline-color="font-color" officeooo:rsid="001ab888" officeooo:paragraph-rsid="001ab888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Sans serif" fo:font-size="13pt" fo:language="en" fo:country="US" style:text-underline-style="solid" style:text-underline-width="auto" style:text-underline-color="font-color" officeooo:rsid="001ab8ec" officeooo:paragraph-rsid="001ab8ec" style:font-size-asian="13pt" style:font-size-complex="13pt"/>
    </style:style>
    <style:style style:name="P17" style:family="paragraph" style:parent-style-name="Header">
      <style:text-properties style:font-name="Sans serif" fo:font-size="11pt" officeooo:rsid="001d1117" officeooo:paragraph-rsid="001d1117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b888"/>
    </style:style>
    <style:style style:name="T3" style:family="text">
      <style:text-properties fo:language="en" fo:country="US" officeooo:rsid="001ab8ec"/>
    </style:style>
    <style:style style:name="T4" style:family="text">
      <style:text-properties fo:language="en" fo:country="US" officeooo:rsid="001b40e1"/>
    </style:style>
    <style:style style:name="T5" style:family="text">
      <style:text-properties fo:language="en" fo:country="US" officeooo:rsid="001c838c"/>
    </style:style>
    <style:style style:name="T6" style:family="text">
      <style:text-properties fo:language="en" fo:country="US" officeooo:rsid="001ff8b1"/>
    </style:style>
    <style:style style:name="T7" style:family="text">
      <style:text-properties fo:language="de" fo:country="DE"/>
    </style:style>
    <style:style style:name="T8" style:family="text">
      <style:text-properties fo:language="de" fo:country="DE" officeooo:rsid="001ab888"/>
    </style:style>
    <style:style style:name="T9" style:family="text">
      <style:text-properties fo:language="de" fo:country="DE" officeooo:rsid="001ab8ec"/>
    </style:style>
    <style:style style:name="T10" style:family="text">
      <style:text-properties fo:language="de" fo:country="DE" officeooo:rsid="001b40e1"/>
    </style:style>
    <style:style style:name="T11" style:family="text">
      <style:text-properties fo:language="de" fo:country="DE" officeooo:rsid="001c838c"/>
    </style:style>
    <style:style style:name="T12" style:family="text">
      <style:text-properties fo:language="de" fo:country="DE" officeooo:rsid="001ff8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arum ist Browsersicherheit wichtig?</text:p>
      <text:p text:style-name="P3">Da Browser sehr viel verwendet werden stellen sie eine<text:span text:style-name="T1">n</text:span> gute<text:span text:style-name="T1">n Angriffspunkt dar. Angreifer k</text:span><text:span text:style-name="T7">ö</text:span><text:span text:style-name="T1">nnen Fehler und Features im Browser verwenden um Schadsoftware auf dem Computer des Opfers zu installieren oder im schlimmsten Fall komplette Kontrolle </text:span><text:span text:style-name="T7">ü</text:span><text:span text:style-name="T1">ber das Ger</text:span><text:span text:style-name="T7">ä</text:span><text:span text:style-name="T1">t erhalten. </text:span><text:span text:style-name="T7">Ü</text:span><text:span text:style-name="T1">ber das Internet wird auch sehr viel Schadsoftware verbreitet und manchmal kann man sich nicht sicher sein wem man vertrauen kann. In solchen F</text:span><text:span text:style-name="T7">ä</text:span><text:span text:style-name="T1">llen ist es gut wenn der Browser vor Schadsoftware warnt oder diese direkt blockiert. Online kommt es auch sehr viel dazu dass </text:span><text:span text:style-name="T2">p</text:span><text:span text:style-name="T1">ers</text:span><text:span text:style-name="T7">ö</text:span><text:span text:style-name="T1">nliche Informationen wie Passw</text:span><text:span text:style-name="T7">ö</text:span><text:span text:style-name="T1">rter, Name, Adresse und </text:span><text:span text:style-name="T7">ä</text:span><text:span text:style-name="T1">hnliches gestohlen werden. Viele Unternehmen versuchen so viel wie m</text:span><text:span text:style-name="T7">ö</text:span><text:span text:style-name="T1">glich </text:span><text:span text:style-name="T7">ü</text:span><text:span text:style-name="T1">ber Nutzer herauszufinden um diese identifizieren zu k</text:span><text:span text:style-name="T7">ö</text:span><text:span text:style-name="T1">nnen und verkaufen diese Informationen dann an andere weiter.</text:span></text:p>
      <text:p text:style-name="P11"/>
      <text:p text:style-name="P14">Welche Risiken gibt es?</text:p>
      <text:p text:style-name="P4"><text:span text:style-name="T1">Sicherheitsrisiken werden gr</text:span><text:span text:style-name="T7">öß</text:span><text:span text:style-name="T1">tenteils durch Plug-ins, Erweiterungen, Javascript und Cookies dargestellt. Plug-ins und Erweiterungen sollen dem Browser mehr Funktionalit</text:span><text:span text:style-name="T7">ä</text:span><text:span text:style-name="T1">t geben, k</text:span><text:span text:style-name="T7">ö</text:span><text:span text:style-name="T1">nnen leider aber auch f</text:span><text:span text:style-name="T7">ü</text:span><text:span text:style-name="T1">r sch</text:span><text:span text:style-name="T7">ä</text:span><text:span text:style-name="T1">dliche Zwecke verwendet werden, da sie vollen Zugriff </text:span><text:span text:style-name="T7">ü</text:span><text:span text:style-name="T1">ber den Browser, die in ihm gespeicherten Daten und Website-Aktivit</text:span><text:span text:style-name="T7">ä</text:span><text:span text:style-name="T1">ten des Nutzers erlangen k</text:span><text:span text:style-name="T7">ö</text:span><text:span text:style-name="T1">nnen. JavaScript wird verwendet um einer Website mehr Funktionen zu geben, kann </text:span><text:span text:style-name="T2">aber verwendet werden um zwischen mehreren verschiedenen Seiten Skripte auszuf</text:span><text:span text:style-name="T8">ü</text:span><text:span text:style-name="T2">hren und so pers</text:span><text:span text:style-name="T8">ö</text:span><text:span text:style-name="T2">nliche Daten stehlen. Webseiten k</text:span><text:span text:style-name="T8">ö</text:span><text:span text:style-name="T2">nnen alle m</text:span><text:span text:style-name="T8">ö</text:span><text:span text:style-name="T2">glichen Daten in Cookies speichern. Manche tun es damit man sich nicht jedes mal neu anmelden muss, manche nutzen es f</text:span><text:span text:style-name="T8">ü</text:span><text:span text:style-name="T2">r andere Zwecke. Cookies k</text:span><text:span text:style-name="T8">ö</text:span><text:span text:style-name="T2">nnen allerdings auch verwendet werden, um genaueres </text:span><text:span text:style-name="T8">ü</text:span><text:span text:style-name="T2">ber einen Nutzer herauszufinden. Webseiten k</text:span><text:span text:style-name="T8">önnen die gespeicherten Cookies sehen und so genau herausfinden welche Seiten der Nut</text:span><text:span text:style-name="T2">zer besucht und somit was seine Interessen sind, Wenn jemand zugriff auf einen Cookie erh</text:span><text:span text:style-name="T8">ä</text:span><text:span text:style-name="T2">lt, indem Anmeldedaten gespeichert sind, kann dieser auch verwendet werden um sich ohne das Passwort zu wissen anzumelden. </text:span><text:span text:style-name="T6">In Acht nehmen sollte man sich auch vor Irref</text:span><text:span text:style-name="T12">ü</text:span><text:span text:style-name="T6">hrender Gestaltung und Werbung. Jeder hat wahrscheinlich schonmal einen falschen Download-Button gesehen, welcher auf Sch</text:span><text:span text:style-name="T12">ä</text:span><text:span text:style-name="T6">dliche Webseiten oder Downloads leiten kann.</text:span></text:p>
      <text:p text:style-name="P8"/>
      <text:p text:style-name="P13"><text:span text:style-name="T1">Wie kann ich mich sch</text:span><text:span text:style-name="T7">ü</text:span><text:span text:style-name="T1">tzen?</text:span></text:p>
      <text:p text:style-name="P5"><text:span text:style-name="T1">Man sollte einen sicheren Browser verwenden und die richtigen Browsereinstellungen treffen (dazu sp</text:span><text:span text:style-name="T7">ä</text:span><text:span text:style-name="T1">ter mehr). Browser Features wie JavaScript sollten nur aktiviert sein, wenn sie absolut n</text:span><text:span text:style-name="T7">ö</text:span><text:span text:style-name="T1">tig sind. Nicht unbedingt ben</text:span><text:span text:style-name="T7">ö</text:span><text:span text:style-name="T1">tigte Erweiterungen sollten deaktiviert werden. Ein Contentblocker ist sehr empfohlen. Es gibt noch viele andere n</text:span><text:span text:style-name="T7">ü</text:span><text:span text:style-name="T1">tzliche Erweiterungen die die Sicherheit verbessern k</text:span><text:span text:style-name="T7">ö</text:span><text:span text:style-name="T1">nnen (dazu sp</text:span><text:span text:style-name="T7">ä</text:span><text:span text:style-name="T1">ter mehr). Man sollte immer so wenig Cookies wie m</text:span><text:span text:style-name="T7">ö</text:span><text:span text:style-name="T1">glich behalten und auch auf keinen Fall Passw</text:span><text:span text:style-name="T7">ö</text:span><text:span text:style-name="T1">rter im Browser speichern. Man sollte immer Aufpassen wo man hinklickt, vorallem auf nicht sehr seri</text:span><text:span text:style-name="T7">ö</text:span><text:span text:style-name="T1">sen Seiten, weil es sehr einfach sein kann sich einen Virus herunterzuladen. Au</text:span><text:span text:style-name="T7">ß</text:span><text:span text:style-name="T1">erdem ist es eine gute Idee mehrere Email-Adressen f</text:span><text:span text:style-name="T7">ü</text:span><text:span text:style-name="T1">r verschiedene Zwecke zu haben, um nicht alle Accounts auf eine Person zur</text:span><text:span text:style-name="T7">ü</text:span><text:span text:style-name="T1">ckzuleiten. </text:span><text:span text:style-name="T5">Es kann auch n</text:span><text:span text:style-name="T11">ü</text:span><text:span text:style-name="T5">tzlich sein verschiedene Browserprofile f</text:span><text:span text:style-name="T11">ü</text:span><text:span text:style-name="T5">r verschiedene Zwecke zu haben, um bestimmte Daten nicht miteinander zu verbinden.</text:span></text:p>
      <text:p text:style-name="P9"/>
      <text:p text:style-name="P15">Browserempfehlungen</text:p>
      <text:p text:style-name="P5"><text:span text:style-name="T1">Firefox: Ein sehr </text:span><text:span text:style-name="T3">p</text:span><text:span text:style-name="T1">rivater und sicherer Browser, der viele Erweiterungen bietet um die Sicherheit noch mehr zu erh</text:span><text:span text:style-name="T7">ö</text:span><text:span text:style-name="T1">hen. Er ben</text:span><text:span text:style-name="T7">ö</text:span><text:span text:style-name="T1">tigt allerdings viel manuelles Einstellen.</text:span></text:p>
      <text:p text:style-name="P5"><text:span text:style-name="T1">Librewolf: Ein auf Firefox basierender Browser, der ein paar n</text:span><text:span text:style-name="T7">ü</text:span><text:span text:style-name="T1">tzliche Features hinzuf</text:span><text:span text:style-name="T7">ü</text:span><text:span text:style-name="T1">gt und schon vorkonfiguriert ist.</text:span></text:p>
      <text:p text:style-name="P5"><text:span text:style-name="T1">Brave: </text:span><text:span text:style-name="T3">Dieser Browser ist auch sehr darauf ausgelegt privat und sicher zu sein. Er hat sehr n</text:span><text:span text:style-name="T9">ü</text:span><text:span text:style-name="T3">tzliche Optionen, hat Tor integriert und basiert auf Chromium.</text:span></text:p>
      <text:p text:style-name="P6"><text:span text:style-name="T1">Tor: Der privateste und sicherste Browser, blockiert sehr viele sch</text:span><text:span text:style-name="T7">ä</text:span><text:span text:style-name="T1">dliche Objekte und Skripte, kann aber etwas langsamer sein weil er Anfragen durch mehrere Server leitet.</text:span></text:p>
      <text:p text:style-name="P10"/>
      <text:p text:style-name="P16">Einstellungen</text:p>
      <text:p text:style-name="P6"><text:span text:style-name="T1">Die Einstellungen der Browser Firefox, Librewolf, Brave und Chrome wurden getestet. Alle Browser hatten die Optionen Cookies zu blockieren oder automatisch zu l</text:span><text:span text:style-name="T7">ö</text:span><text:span text:style-name="T1">schen, Pop-ups zu blockieren, einen Nur HTTPS Modus zu aktivieren, DNS </text:span><text:span text:style-name="T7">ü</text:span><text:span text:style-name="T1">ber HTTPS zu leiten und Berechtigungen wie Standort, Kamera, Mikrofon und Benachrichtigungen zu verwalten.</text:span></text:p>
      <text:p text:style-name="P10"><text:soft-page-break/>Die Browser bieten allerdings auch teilweise Einstellungen, die bei anderen nicht vorzufinden waren.</text:p>
      <text:p text:style-name="P6"><text:span text:style-name="T1">Firefox kann Tracking-Elemente blockieren, Fingerprinting reduzieren und gef</text:span><text:span text:style-name="T7">ä</text:span><text:span text:style-name="T1">hrliche und betr</text:span><text:span text:style-name="T7">ü</text:span><text:span text:style-name="T1">gerische Inhalte blockieren.</text:span></text:p>
      <text:p text:style-name="P6"><text:span text:style-name="T1">Librewolf bietet die selben Funktionen wie Firefox, f</text:span><text:span text:style-name="T7">ü</text:span><text:span text:style-name="T1">gt aber das blockieren von Seiten</text:span><text:span text:style-name="T7">ü</text:span><text:span text:style-name="T1">bergreifender Verfolgung, erweiterten Schutz gegen Fingerprinting und das Blockieren von Websiteverbindungen wenn kein SSL-Zertifikat vorliegt hinzu.</text:span></text:p>
      <text:p text:style-name="P10">Brave bietet einen eingebauten Werbeblocker, kann Tracking-Elemente blockieren, Javascript deaktivieren und Fingerprinting reduzieren.</text:p>
      <text:p text:style-name="P6"><text:span text:style-name="T1">Chrome bietet lediglich die Optionen JavaScript zu deaktivieren und eine Do-Not-Track Anfrage zu senden, was sehr viel schlechter ist als Tracking-Elemente zu blockieren da Webseiten sich auch einfach entscheiden k</text:span><text:span text:style-name="T7">önnen diese </text:span><text:span text:style-name="T1">zu ignorieren.</text:span></text:p>
      <text:p text:style-name="P10"/>
      <text:p text:style-name="P16">Suchmaschinen</text:p>
      <text:p text:style-name="P6"><text:span text:style-name="T1">DuckDuckGo: Speichert keine pers</text:span><text:span text:style-name="T7">ö</text:span><text:span text:style-name="T1">nlichen Daten wie IP oder Suchanfragen, beeinflusst die Suchergebnisse nicht, hat eine Browsererweiterung und einen Browser für Handys mit n</text:span><text:span text:style-name="T7">ü</text:span><text:span text:style-name="T1">tzlichen Funktionen, hat(te) allerdings einen Deal mit Microsoft ihre Tracker nicht zu blockieren.</text:span></text:p>
      <text:p text:style-name="P6"><text:span text:style-name="T1">SearX: Speichert auch keine pers</text:span><text:span text:style-name="T7">ö</text:span><text:span text:style-name="T1">nlichen Daten, bietet erweiterte Sicherheitsoptionen wie z.B. Bilder durch einen Proxy-Server zu leiten um die IP-Adresse zu sch</text:span><text:span text:style-name="T7">ü</text:span><text:span text:style-name="T1">tzen. Es ist keine eigene Suchmaschine sondern eine Meta-Suchmaschine, das bedeutet es benutzt viele andere Suchmaschinen um nach ergebnissen zu suchen, diese kann man selbst ausw</text:span><text:span text:style-name="T7">ä</text:span><text:span text:style-name="T1">hlen f</text:span><text:span text:style-name="T7">ü</text:span><text:span text:style-name="T1">r verschiedene Kategorien wie Allgemeines, Bilder, Videos, Dateien, Wissenschaft, IT und Social Media. An die Suchmaschinen werden nat</text:span><text:span text:style-name="T7">ü</text:span><text:span text:style-name="T1">rlich keine pers</text:span><text:span text:style-name="T7">ö</text:span><text:span text:style-name="T1">nlichen Daten gesendet. SearX ist au</text:span><text:span text:style-name="T7">ß</text:span><text:span text:style-name="T1">erdem Open-Source und selbst Hostbar, sodass man sich wirklich sicher sein kann dass niemand die Suchanfragen sieht.</text:span></text:p>
      <text:p text:style-name="P10"/>
      <text:p text:style-name="P16">Browsererweiterungen</text:p>
      <text:p text:style-name="P6"><text:span text:style-name="T1">uBlock Origin: Ein Content-Blocker, kann Werbung, JavaScript, externe Schriftarten </text:span><text:span text:style-name="T4">und</text:span><text:span text:style-name="T1"> Pop-ups </text:span><text:span text:style-name="T4">blockieren. Man kann f</text:span><text:span text:style-name="T10">ü</text:span><text:span text:style-name="T4">r jede Seite individuelle Regeln festlegen, falls man irgendwo bestimmten Content erlauben m</text:span><text:span text:style-name="T10">ö</text:span><text:span text:style-name="T4">chte. Es gibt viele Voreingestellte Filterlisten mit Dingen die blockiert werden sollen, welche man aktivieren oder deaktivieren kann.</text:span></text:p>
      <text:p text:style-name="P7"><text:span text:style-name="T1">ClearURLs: Diese Erweiterung entfernt Tracking-Elemente aus URLs. Wenn man z.B. bei Amazon etwas sucht und dann ein Ergebnis anklickt stehen in der URL sehr viele zus</text:span><text:span text:style-name="T7">ä</text:span><text:span text:style-name="T1">tzliche Daten, die verwendet werden um z.B. die urspr</text:span><text:span text:style-name="T7">ü</text:span><text:span text:style-name="T1">ngliche Suchanfrage und andere Informationen zu speichern. Das macht es erstens einfacher verfolgt zu werden, und zweitens k</text:span><text:span text:style-name="T7">ö</text:span><text:span text:style-name="T1">nnen Leute mit denen man den Link teilt diese Informationen auch sehen.</text:span></text:p>
      <text:p text:style-name="P7"><text:span text:style-name="T1">Universal Bypass/Auto Link Bypasser: Einfache Erweiterungen die Werbe-Links wie z.B. von adf.ly zu </text:span><text:span text:style-name="T7">ü</text:span><text:span text:style-name="T1">berspringen. Universal Bypass ist f</text:span><text:span text:style-name="T7">ü</text:span><text:span text:style-name="T1">r Firefox-Browser, Auto Link Bypasser f</text:span><text:span text:style-name="T7">ü</text:span><text:span text:style-name="T1">r Chromium.</text:span></text:p>
      <text:p text:style-name="P7"><text:span text:style-name="T1">User Agent Switcher: Der User Agent gibt Webseiten sehr viele Informationen </text:span><text:span text:style-name="T7">ü</text:span><text:span text:style-name="T1">ber den Browser und das Betriebssystem, was einen sehr identifizierbar macht. Diese Erweiterung macht es m</text:span><text:span text:style-name="T7">ö</text:span><text:span text:style-name="T1">glich den User Agent zu </text:span><text:span text:style-name="T7">ä</text:span><text:span text:style-name="T1">ndern, um diese Informationen zu verstecken. Man kann auch f</text:span><text:span text:style-name="T7">ü</text:span><text:span text:style-name="T1">r einzelne Seiten eigene User Agents festlegen, um Tracking zu erschweren.</text:span></text:p>
      <text:p text:style-name="P7"><text:span text:style-name="T1">CookieAutoDelete: Diese Erweiterung macht es sehr einfach Cookies zu verwalten. Man kann ausw</text:span><text:span text:style-name="T7">ä</text:span><text:span text:style-name="T1">hlen welche Cookies man behalten m</text:span><text:span text:style-name="T7">ö</text:span><text:span text:style-name="T1">chte, die anderen werden beim Schlie</text:span><text:span text:style-name="T7">ß</text:span><text:span text:style-name="T1">en des Browsers gel</text:span><text:span text:style-name="T7">ö</text:span><text:span text:style-name="T1">scht.</text:span></text:p>
      <text:p text:style-name="P7"><text:span text:style-name="T1">DuckDuckGo Privacy Essentials: Die Browsererweiterung von DuckDuckGo blockiert viele Tracking-Elemente auf Webseiten. Sie bietet au</text:span><text:span text:style-name="T7">ß</text:span><text:span text:style-name="T1">erdem die m</text:span><text:span text:style-name="T7">ö</text:span><text:span text:style-name="T1">glichkeit, zuf</text:span><text:span text:style-name="T7">ä</text:span><text:span text:style-name="T1">llige Email-Adressen zu generieren, welche dann an die normale Adresse weiterleiten. So kann man f</text:span><text:span text:style-name="T7">ü</text:span><text:span text:style-name="T1">r jeden Account eine eigene Mail-Adresse haben und diese auch individuell deaktivieren falls man </text:span><text:span text:style-name="T7">ü</text:span><text:span text:style-name="T1">ber sie keine Mails mehr empfangen m</text:span><text:span text:style-name="T7">ö</text:span><text:span text:style-name="T1">chte oder sie nur als Wegwerf-Adresse brauchte.</text:span></text:p>
      <text:p text:style-name="P7"><text:span text:style-name="T1">Malwarebytes Browser Guard: Eine Browsererweiterung zum Antivirus Malwarebytes. W</text:span><text:span text:style-name="T7">ä</text:span><text:span text:style-name="T1">hrend meiner Meinung nach ein Antivirus nicht </text:span><text:span text:style-name="T7">nö</text:span><text:span text:style-name="T1">tig ist und Windows Defender komplett reicht solange man einen gut funktionierenden Verstand hat, ist diese Erweiterung doch recht n</text:span><text:span text:style-name="T7">ü</text:span><text:span text:style-name="T1">tzlich. Sie kann sch</text:span><text:span text:style-name="T7">ä</text:span><text:span text:style-name="T1">dliche Elemente blockieren und den Nutzer vor Bedrohungen auf Webseiten warne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ans serif" fo:font-size="11pt" officeooo:rsid="001d1117" officeooo:paragraph-rsid="001d1117" style:font-size-asian="11pt" style:font-size-complex="11pt"/>
    </style:style>
    <style:style style:name="MP2" style:family="paragraph" style:parent-style-name="Header">
      <style:text-properties style:font-name="Sans serif" fo:font-size="11pt" officeooo:rsid="001d1117" officeooo:paragraph-rsid="001d1117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ma: Browsersicherheit <text:s text:c="95"/>Datum: 26.9.2022</text:p>
        <text:p text:style-name="MP2">Fach: Software <text:s text:c="104"/>Name: Finn Rosendahl</text:p>
        <text:p text:style-name="MP2">Fachlehrer: Herr Hengesbach <text:s text:c="96"/>Klasse: ITA11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2:19:30.720000000</meta:creation-date>
    <dc:date>2022-09-23T14:01:57.519000000</dc:date>
    <meta:editing-duration>PT25M28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1138" meta:character-count="8656" meta:non-whitespace-character-count="7255"/>
  </office:meta>
</office:document-meta>
</file>